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0e5c68" officeooo:paragraph-rsid="000e5c68"/>
    </style:style>
    <style:style style:name="P2" style:family="paragraph" style:parent-style-name="Text_20_body">
      <style:text-properties officeooo:paragraph-rsid="0010d99e"/>
    </style:style>
    <style:style style:name="P3" style:family="paragraph" style:parent-style-name="Text_20_body">
      <style:text-properties officeooo:rsid="00116578" officeooo:paragraph-rsid="00116578"/>
    </style:style>
    <style:style style:name="P4" style:family="paragraph" style:parent-style-name="Text_20_body">
      <style:text-properties officeooo:paragraph-rsid="00116578"/>
    </style:style>
    <style:style style:name="P5" style:family="paragraph" style:parent-style-name="Text_20_body">
      <style:text-properties officeooo:rsid="00131dc2" officeooo:paragraph-rsid="00131dc2"/>
    </style:style>
    <style:style style:name="T1" style:family="text">
      <style:text-properties style:font-name="arial" fo:font-size="18pt" style:text-underline-style="solid" style:text-underline-width="bold" style:text-underline-color="#ff0000" fo:font-weight="bold" style:font-name-asian="Noto Sans CJK SC" style:font-size-asian="18pt" style:font-weight-asian="bold" style:font-name-complex="Noto Sans Devanagari1" style:font-size-complex="18pt" style:font-weight-complex="bold"/>
    </style:style>
    <style:style style:name="T2" style:family="text">
      <style:text-properties officeooo:rsid="0010d99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6578" style:font-weight-asian="bold" style:font-weight-complex="bold"/>
    </style:style>
    <style:style style:name="T5" style:family="text">
      <style:text-properties officeooo:rsid="00116578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<text:span text:style-name="T1">Les subordonnées</text:span></text:h>
      <text:h text:style-name="Heading_20_2" text:outline-level="2">Temps</text:h>
      <text:p text:style-name="Text_20_body">Les subordonnées de temps sont introduites par :</text:p>
      <text:p text:style-name="Text_20_body">- Mientras <text:span text:style-name="T2">(pendant que)</text:span> + indicatif</text:p>
      <text:p text:style-name="Text_20_body">- Cuando <text:span text:style-name="T2">(quand)</text:span>+ indicatif</text:p>
      <text:p text:style-name="Text_20_body">- Después de que <text:span text:style-name="T2">(Après que)</text:span>+ indicatif</text:p>
      <text:p text:style-name="Text_20_body">- Antes de que <text:span text:style-name="T2">(Avant que) </text:span>+ <text:span text:style-name="T3">subjonctif</text:span></text:p>
      <text:h text:style-name="Heading_20_2" text:outline-level="2">Cause</text:h>
      <text:p text:style-name="Text_20_body"><text:span text:style-name="T2">Les subordonnées de cause dont introduites par</text:span> :</text:p>
      <text:p text:style-name="P2">- porque <text:span text:style-name="T2">(parce que)</text:span>+ indicati<text:span text:style-name="T2">f</text:span></text:p>
      <text:p text:style-name="P2">- ya que <text:span text:style-name="T2">(puisque)</text:span>+ indicatif</text:p>
      <text:p text:style-name="P2">- puesto que <text:span text:style-name="T2">(puisque)</text:span>+ indicatif</text:p>
      <text:h text:style-name="Heading_20_2" text:outline-level="2">Condition</text:h>
      <text:h text:style-name="Heading_20_3" text:outline-level="3">Condition réalisable</text:h>
      <text:p text:style-name="P3">On suit la structure si + présent de l'indicatif + proposition principale au <text:span text:style-name="T6">futur</text:span> de l'indicatif</text:p>
      <text:h text:style-name="Heading_20_3" text:outline-level="3">Condition peu probable</text:h>
      <text:p text:style-name="P3">On suit la structure si + imparfait du subjonctif + proposition principale au <text:span text:style-name="T3">conditionnel</text:span> présent</text:p>
      <text:h text:style-name="Heading_20_3" text:outline-level="3">Irréel du passé</text:h>
      <text:p text:style-name="P4"><text:span text:style-name="T5">On suit la structure si + </text:span>subjonctif plus-que-parfait <text:span text:style-name="T5">+ proposition principale au </text:span>subjonctif plus-que-parfait</text:p>
      <text:h text:style-name="Heading_20_2" text:outline-level="2">Comparaison</text:h>
      <text:h text:style-name="Heading_20_3" text:outline-level="3">Supériorité et infériorité</text:h>
      <text:p text:style-name="P3">On suit la structure Más/ Menos + (adjectif) + que + (proposition), qui se traduit par "plus/moins (adjectif) que (proposition)"</text:p>
      <text:h text:style-name="Heading_20_3" text:outline-level="3"/>
      <text:h text:style-name="Heading_20_3" text:outline-level="3"/>
      <text:h text:style-name="Heading_20_3" text:outline-level="3">Égalité</text:h>
      <text:h text:style-name="Heading_20_4" text:outline-level="4">La comparaison porte sur un nom</text:h>
      <text:p text:style-name="P3">On suit la structure <text:s/>tanto(s) / tanta(s) + nom + como + proposition</text:p>
      <text:h text:style-name="Heading_20_4" text:outline-level="4">La comparaison porte sur un adjectif </text:h>
      <text:p text:style-name="P3">On suit la structure tan + adjectif + como + proposition</text:p>
      <text:h text:style-name="Heading_20_2" text:outline-level="2">But</text:h>
      <text:p text:style-name="P3">La subordonnées de but est introduite par </text:p>
      <text:p text:style-name="P3">- para que + <text:span text:style-name="T6">subjonctif</text:span></text:p>
      <text:p text:style-name="P3">- de modo que + <text:span text:style-name="T6">subjonctif</text:span></text:p>
      <text:p text:style-name="P3">- a fin de que + <text:span text:style-name="T6">subjonctif</text:span></text:p>
      <text:p text:style-name="P5">On la traduit par "pour que + subjonctif".</text:p>
      <text:h text:style-name="Heading_20_2" text:outline-level="2">Concession</text:h>
      <text:p text:style-name="P5">On la construit par </text:p>
      <text:p text:style-name="P5">- Aunque + indicatif (= "bien que + subjonctif")</text:p>
      <text:p text:style-name="P5">- Aunque + <text:span text:style-name="T3">subjonctif</text:span> (= "même si + indicatif")</text:p>
      <text:h text:style-name="Heading_20_2" text:outline-level="2">Conséquence</text:h>
      <text:p text:style-name="P5">Les subordonnées de conséquences sont construites avec </text:p>
      <text:p text:style-name="P5">- De modo que (de sorte que) + indicatif </text:p>
      <text:p text:style-name="P5">- De suerte que (de manière que) + indicatif</text:p>
      <text:p text:style-name="P5">- De manera que (de manière que + indicatif</text:p>
      <text:p text:style-name="P5">- Tanto que (tant que) + indicatif</text:p>
      <text:p text:style-name="P5">- Así que (alors, donc)+ indicatif</text:p>
      <text:p text:style-name="P5">- Hasta tal punto que + indicati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 officeooo:rsid="000d8e9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3465a4" fo:font-weight="normal" style:font-size-asian="13pt" style:font-style-asian="normal" style:font-weight-asian="normal" style:font-size-complex="13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5243*" fo:start-indent="0cm" fo:end-indent="0.249cm"/>
          <style:column style:rel-width="5222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4T13:54:12.739227552</meta:creation-date>
    <meta:editing-duration>PT18M22S</meta:editing-duration>
    <meta:editing-cycles>7</meta:editing-cycles>
    <meta:generator>LibreOffice/7.3.5.2$Linux_X86_64 LibreOffice_project/30$Build-2</meta:generator>
    <dc:title>TST</dc:title>
    <dc:date>2022-08-14T14:23:42.259895071</dc:date>
    <meta:document-statistic meta:table-count="0" meta:image-count="0" meta:object-count="0" meta:page-count="1" meta:paragraph-count="45" meta:word-count="287" meta:character-count="1673" meta:non-whitespace-character-count="1425"/>
    <meta:template xlink:type="simple" xlink:actuate="onRequest" xlink:title="TST" xlink:href="../../../../../.config/libreoffice/4/user/template/TST.ott" meta:date="2022-08-14T13:54:08.499345587"/>
  </office:meta>
</office:document-meta>
</file>